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1b2d36"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11b2d36" style:font-size-asian="20pt" style:font-weight-asian="bold" style:font-size-complex="20pt" style:font-weight-complex="bold"/>
    </style:style>
    <style:style style:name="P9" style:family="paragraph" style:parent-style-name="Standard">
      <style:text-properties style:font-name="Liberation Serif" fo:font-size="14pt" style:text-underline-style="none" fo:font-weight="normal" officeooo:rsid="0119bdce" officeooo:paragraph-rsid="0119bdce" style:font-size-asian="14pt" style:font-weight-asian="normal" style:font-size-complex="14pt" style:font-weight-complex="normal"/>
    </style:style>
    <style:style style:name="P10" style:family="paragraph" style:parent-style-name="Standard">
      <style:text-properties style:font-name="Liberation Serif" fo:font-size="14pt" style:text-underline-style="none" fo:font-weight="normal" officeooo:rsid="011b2d36" officeooo:paragraph-rsid="011b2d36" style:font-size-asian="14pt" style:font-weight-asian="normal" style:font-size-complex="14pt" style:font-weight-complex="normal"/>
    </style:style>
    <style:style style:name="P11" style:family="paragraph" style:parent-style-name="Standard">
      <style:text-properties style:font-name="Liberation Serif" fo:font-size="14pt" style:text-underline-style="none" fo:font-weight="normal" officeooo:rsid="011b2d36" officeooo:paragraph-rsid="011b69be" style:font-size-asian="14pt" style:font-weight-asian="normal" style:font-size-complex="14pt" style:font-weight-complex="normal"/>
    </style:style>
    <style:style style:name="P12" style:family="paragraph" style:parent-style-name="Standard" style:list-style-name="L1">
      <style:text-properties style:font-name="Liberation Serif" fo:font-size="14pt" style:text-underline-style="none" fo:font-weight="normal" officeooo:rsid="011b2d36" officeooo:paragraph-rsid="011b2d36" style:font-size-asian="14pt" style:font-weight-asian="normal" style:font-size-complex="14pt" style:font-weight-complex="normal"/>
    </style:style>
    <style:style style:name="P13" style:family="paragraph" style:parent-style-name="Standard" style:list-style-name="L1">
      <style:text-properties style:font-name="Liberation Serif" fo:font-size="14pt" style:text-underline-style="none" fo:font-weight="normal" officeooo:rsid="011b2d36" officeooo:paragraph-rsid="011b69be" style:font-size-asian="14pt" style:font-weight-asian="normal" style:font-size-complex="14pt" style:font-weight-complex="normal"/>
    </style:style>
    <style:style style:name="P14" style:family="paragraph" style:parent-style-name="Standard" style:list-style-name="L1">
      <style:text-properties style:font-name="Liberation Serif" fo:font-size="14pt" style:text-underline-style="none" fo:font-weight="normal" officeooo:rsid="011b69be" officeooo:paragraph-rsid="011b69be" style:font-size-asian="14pt" style:font-weight-asian="normal" style:font-size-complex="14pt" style:font-weight-complex="normal"/>
    </style:style>
    <style:style style:name="P15" style:family="paragraph" style:parent-style-name="Standard">
      <style:text-properties style:font-name="Liberation Serif" fo:font-size="14pt" style:text-underline-style="none" fo:font-weight="normal" officeooo:rsid="011b69be" officeooo:paragraph-rsid="011b69be" style:font-size-asian="14pt" style:font-weight-asian="normal" style:font-size-complex="14pt" style:font-weight-complex="normal"/>
    </style:style>
    <style:style style:name="P16" style:family="paragraph" style:parent-style-name="Standard">
      <style:text-properties style:font-name="Liberation Serif" fo:font-size="14pt" style:text-underline-style="none" fo:font-weight="normal" officeooo:rsid="011d50a1" officeooo:paragraph-rsid="011cbf9b" style:font-size-asian="14pt" style:font-weight-asian="normal" style:font-size-complex="14pt" style:font-weight-complex="normal"/>
    </style:style>
    <style:style style:name="P17" style:family="paragraph" style:parent-style-name="Standard">
      <style:text-properties style:font-name="Liberation Serif" fo:font-size="14pt" style:text-underline-style="none" fo:font-weight="normal" officeooo:rsid="011cbf9b" officeooo:paragraph-rsid="011cbf9b" style:font-size-asian="14pt" style:font-weight-asian="normal" style:font-size-complex="14pt" style:font-weight-complex="normal"/>
    </style:style>
    <style:style style:name="P18" style:family="paragraph" style:parent-style-name="Standard">
      <style:text-properties style:font-name="Liberation Serif" fo:font-size="14pt" style:text-underline-style="none" fo:font-weight="normal" officeooo:rsid="011d88e4" officeooo:paragraph-rsid="011d88e4" style:font-size-asian="14pt" style:font-weight-asian="normal" style:font-size-complex="14pt" style:font-weight-complex="normal"/>
    </style:style>
    <style:style style:name="P19" style:family="paragraph" style:parent-style-name="Standard">
      <style:text-properties style:font-name="Liberation Serif" fo:font-size="14pt" style:text-underline-style="none" fo:font-weight="normal" officeooo:rsid="011d88e4" officeooo:paragraph-rsid="011d985d" style:font-size-asian="14pt" style:font-weight-asian="normal" style:font-size-complex="14pt" style:font-weight-complex="normal"/>
    </style:style>
    <style:style style:name="P20" style:family="paragraph" style:parent-style-name="Standard">
      <style:text-properties style:font-name="Liberation Serif" fo:font-size="14pt" style:text-underline-style="none" fo:font-weight="normal" officeooo:rsid="011d985d" officeooo:paragraph-rsid="011d985d" style:font-size-asian="14pt" style:font-weight-asian="normal" style:font-size-complex="14pt" style:font-weight-complex="normal"/>
    </style:style>
    <style:style style:name="P21" style:family="paragraph" style:parent-style-name="Standard">
      <style:text-properties style:font-name="Liberation Serif" fo:font-size="14pt" style:text-underline-style="none" fo:font-weight="normal" officeooo:rsid="011d985d" officeooo:paragraph-rsid="011e82d2" style:font-size-asian="14pt" style:font-weight-asian="normal" style:font-size-complex="14pt" style:font-weight-complex="normal"/>
    </style:style>
    <style:style style:name="P22" style:family="paragraph" style:parent-style-name="Standard">
      <style:text-properties style:font-name="Liberation Serif" fo:font-size="14pt" style:text-underline-style="none" fo:font-weight="normal" officeooo:rsid="011e072b" officeooo:paragraph-rsid="011e072b" style:font-size-asian="14pt" style:font-weight-asian="normal" style:font-size-complex="14pt" style:font-weight-complex="normal"/>
    </style:style>
    <style:style style:name="P23" style:family="paragraph" style:parent-style-name="Standard">
      <style:text-properties style:font-name="Liberation Serif" fo:font-size="14pt" style:text-underline-style="none" fo:font-weight="normal" officeooo:rsid="011e82d2" officeooo:paragraph-rsid="011e82d2" style:font-size-asian="14pt" style:font-weight-asian="normal" style:font-size-complex="14pt" style:font-weight-complex="normal"/>
    </style:style>
    <style:style style:name="P24" style:family="paragraph" style:parent-style-name="Standard">
      <style:text-properties style:font-name="Liberation Serif1" fo:font-size="14pt" style:text-underline-style="none" fo:font-weight="normal" officeooo:rsid="011cbf9b" officeooo:paragraph-rsid="011b69be" style:font-size-asian="14pt" style:font-weight-asian="normal" style:font-size-complex="14pt" style:font-weight-complex="normal"/>
    </style:style>
    <style:style style:name="P25" style:family="paragraph" style:parent-style-name="Standard">
      <style:text-properties fo:font-size="14pt" officeooo:paragraph-rsid="011e82d2" style:font-size-asian="14pt" style:font-size-complex="14pt"/>
    </style:style>
    <style:style style:name="P26" style:family="paragraph" style:parent-style-name="Standard">
      <style:paragraph-properties fo:text-align="center" style:justify-single-word="false"/>
      <style:text-properties fo:font-size="20pt" fo:font-weight="bold" officeooo:paragraph-rsid="011e82d2" style:font-size-asian="20pt" style:font-weight-asian="bold" style:font-size-complex="20pt" style:font-weight-complex="bold"/>
    </style:style>
    <style:style style:name="T1" style:family="text">
      <style:text-properties officeooo:rsid="0091e28d"/>
    </style:style>
    <style:style style:name="T2" style:family="text">
      <style:text-properties officeooo:rsid="00d9d0b7"/>
    </style:style>
    <style:style style:name="T3" style:family="text">
      <style:text-properties officeooo:rsid="0119bdce"/>
    </style:style>
    <style:style style:name="T4" style:family="text">
      <style:text-properties officeooo:rsid="011b2d36"/>
    </style:style>
    <style:style style:name="T5" style:family="text">
      <style:text-properties officeooo:rsid="011b69be"/>
    </style:style>
    <style:style style:name="T6" style:family="text">
      <style:text-properties style:font-name="Liberation Serif1"/>
    </style:style>
    <style:style style:name="T7" style:family="text">
      <style:text-properties style:font-name="Liberation Serif1" officeooo:rsid="011cbf9b"/>
    </style:style>
    <style:style style:name="T8" style:family="text">
      <style:text-properties style:font-name="Liberation Serif1" officeooo:rsid="011d50a1"/>
    </style:style>
    <style:style style:name="T9" style:family="text">
      <style:text-properties style:font-name="Liberation Serif1" officeooo:rsid="011b69be"/>
    </style:style>
    <style:style style:name="T10" style:family="text">
      <style:text-properties style:font-name="Liberation Serif1" officeooo:rsid="011d88e4"/>
    </style:style>
    <style:style style:name="T11" style:family="text">
      <style:text-properties style:font-name="Liberation Serif1" fo:font-style="italic" style:font-style-asian="italic" style:font-style-complex="italic"/>
    </style:style>
    <style:style style:name="T12" style:family="text">
      <style:text-properties style:font-name="Liberation Serif1" fo:font-style="normal" style:font-style-asian="normal" style:font-style-complex="normal"/>
    </style:style>
    <style:style style:name="T13" style:family="text">
      <style:text-properties style:font-name="Liberation Serif1" fo:font-style="normal" officeooo:rsid="011e072b" style:font-style-asian="normal" style:font-style-complex="normal"/>
    </style:style>
    <style:style style:name="T14" style:family="text">
      <style:text-properties style:font-name="Liberation Serif1" officeooo:rsid="011e072b"/>
    </style:style>
    <style:style style:name="T15" style:family="text">
      <style:text-properties style:font-name="Liberation Serif1" fo:font-size="20pt" fo:font-style="normal" fo:font-weight="bold" style:font-size-asian="20pt" style:font-style-asian="normal" style:font-weight-asian="bold" style:font-size-complex="20pt" style:font-style-complex="normal" style:font-weight-complex="bold"/>
    </style:style>
    <style:style style:name="T16" style:family="text">
      <style:text-properties style:font-name="Liberation Serif1" fo:font-size="20pt" fo:font-style="normal" fo:font-weight="bold" officeooo:rsid="011b2d36" style:font-size-asian="20pt" style:font-style-asian="normal" style:font-weight-asian="bold" style:font-size-complex="20pt" style:font-style-complex="normal"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officeooo:rsid="011e072b"/>
    </style:style>
    <style:style style:name="T21" style:family="text">
      <style:text-properties style:font-name="Liberation Serif1" officeooo:rsid="011e072b" style:font-name-asian="Liberation Serif1" style:font-name-complex="Liberation Serif1"/>
    </style:style>
    <style:style style:name="T22" style:family="text">
      <style:text-properties officeooo:rsid="011e82d2"/>
    </style:style>
    <style:style style:name="T23" style:family="text">
      <style:text-properties style:text-position="super 58%" style:font-name="Liberation Serif1" fo:font-style="normal" style:font-style-asian="normal" style:font-style-complex="normal"/>
    </style:style>
    <style:style style:name="T24" style:family="text">
      <style:text-properties style:text-position="0% 100%" style:font-name="Liberation Serif1" fo:font-style="normal" style:font-style-asian="normal" style:font-style-complex="normal"/>
    </style:style>
    <style:style style:name="T25" style:family="text">
      <style:text-properties style:text-position="0% 100%" style:font-name="Liberation Serif1" fo:font-style="normal" fo:font-weight="normal" style:font-style-asian="normal" style:font-weight-asian="normal" style:font-style-complex="normal" style:font-weight-complex="normal"/>
    </style:style>
    <style:style style:name="T26" style:family="text">
      <style:text-properties style:text-position="0% 100%" style:font-name="Liberation Serif1"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style:text-position="0% 100%" style:font-name="Liberation Serif1" fo:font-style="italic" style:text-underline-style="solid" style:text-underline-width="auto" style:text-underline-color="font-color" style:font-style-asian="italic" style:font-style-complex="italic"/>
    </style:style>
    <style:style style:name="T28" style:family="text">
      <style:text-properties style:text-position="0% 100%" style:font-name="Liberation Serif1" fo:font-style="italic" fo:font-weight="bold" style:font-style-asian="italic" style:font-weight-asian="bold" style:font-style-complex="italic" style:font-weight-complex="bold"/>
    </style:style>
    <style:style style:name="T29" style:family="text">
      <style:text-properties style:text-position="0% 100%" style:font-name="Liberation Serif1" fo:font-style="italic" style:font-style-asian="italic" style:font-style-complex="italic"/>
    </style:style>
    <style:style style:name="T30" style:family="text">
      <style:text-properties style:text-position="0% 100%" style:font-name="Liberation Serif1" fo:font-size="20pt" fo:font-style="normal" fo:font-weight="bold" officeooo:rsid="011b2d36" style:font-size-asian="20pt" style:font-style-asian="normal" style:font-weight-asian="bold" style:font-size-complex="20pt" style:font-style-complex="normal" style:font-weight-complex="bold"/>
    </style:style>
    <style:style style:name="T31" style:family="text">
      <style:text-properties style:text-position="0% 100%" style:font-name="Liberation Serif1" fo:font-size="20pt" fo:font-style="normal" style:font-size-asian="20pt" style:font-style-asian="normal" style:font-size-complex="20pt" style:font-style-complex="normal"/>
    </style:style>
    <style:style style:name="T32" style:family="text">
      <style:text-properties style:text-position="0% 100%" style:font-name="Liberation Serif1" fo:font-size="20pt" fo:font-style="normal" officeooo:rsid="011b2d36" style:font-size-asian="20pt" style:font-style-asian="normal" style:font-size-complex="20pt" style:font-style-complex="normal"/>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DEch - Dfmt echelize</text:span>.</text:p>
      <text:p text:style-name="P1">Richard Parker <text:span text:style-name="T2">27.10</text:span>.201<text:span text:style-name="T1">7</text:span></text:p>
      <text:p text:style-name="P6"/>
      <text:p text:style-name="P7">Section 1 – Introduction</text:p>
      <text:p text:style-name="P4"/>
      <text:p text:style-name="P9">The slab echelize routines are mainly about chopping and reassembling matrices so as to utilize the HPMI for Gaussian elimination. <text:s/>Once the chopping is over, however, there comes a scale at which the basic echelize function must be done in Dfmt, and this document describes that function.</text:p>
      <text:p text:style-name="P9"/>
      <text:p text:style-name="P9">The performance pressure on this module is <text:span text:style-name="T4">only </text:span>moderate<text:span text:style-name="T4">, since f</text:span>or large matrices, the vast majority of the work is done by the HPMI doing matrix multiplication. <text:s/>Nevertheless there are times when it<text:span text:style-name="T4">s performance</text:span> matters, and as the upper (chopping) layers are not yet written, there is a window of opportunity to get the DEch function right, so that these upper layers can balance functions that are already (more or less, anyway) in final form.</text:p>
      <text:p text:style-name="P9"/>
      <text:p text:style-name="P10">The main design considerations are . . .</text:p>
      <text:p text:style-name="P10"/>
      <text:list xml:id="list6172343402473309478" text:style-name="L1">
        <text:list-item>
          <text:p text:style-name="P12">To utilize "auto-grease" where appropriate to minimize the work needed.</text:p>
        </text:list-item>
        <text:list-item>
          <text:p text:style-name="P12">. . . including projective, affine and "basis" versions.</text:p>
        </text:list-item>
        <text:list-item>
          <text:p text:style-name="P13">To maintain the determinant at all times.</text:p>
        </text:list-item>
        <text:list-item>
          <text:p text:style-name="P14">To permute the rows so that the selected columns are in left-to-right order</text:p>
        </text:list-item>
        <text:list-item>
          <text:p text:style-name="P14">. . . and to get the sign of the determinant correct through this sorting.</text:p>
        </text:list-item>
        <text:list-item>
          <text:p text:style-name="P12">To do the same row operations to a matrix initially the identity.</text:p>
        </text:list-item>
        <text:list-item>
          <text:p text:style-name="P12">. . . but to avoid doing needless work to parts of this known to be zero</text:p>
        </text:list-item>
        <text:list-item>
          <text:p text:style-name="P12">Also to avoid working if possible on parts of the original matrix known to be zero.</text:p>
        </text:list-item>
        <text:list-item>
          <text:p text:style-name="P12">To ensure that the output row-select is "standard".</text:p>
        </text:list-item>
      </text:list>
      <text:p text:style-name="P9"/>
      <text:p text:style-name="P8">Section <text:span text:style-name="T4">2</text:span> – <text:span text:style-name="T4">Auto-grease in odd characteristic.</text:span></text:p>
      <text:p text:style-name="P5"/>
      <text:p text:style-name="P22">The performance of DAdd, DSub, DSMul and DSMad in odd characteristics are sufficiently similar that the analysis may treat them all as an "operation", ignoring the minor differences between their speeds. <text:s/>Our aim, then, is to minimize the number of operations.</text:p>
      <text:p text:style-name="P22"/>
      <text:p text:style-name="P10">As the matrices subjected to DEch are expected to be of moderate size only, complicated grease coding schemes are probably not going to be useful in practice as the time spent working out what to do threatens to swamp the time spent doing it. <text:s/>Only simple auto-grease schemes are <text:soft-page-break/>therefore appropriate for these practical reasons.</text:p>
      <text:p text:style-name="P10"/>
      <text:p text:style-name="P11">For the largest fields<text:span text:style-name="T5"> of odd characteristic</text:span> (probably those of order over 100) <text:span text:style-name="T5">there seems little to be gained by attempting any auto-grease at all. <text:s/>Nevertheless we might as well still use a batched approach to minimize data movement, though it is not expected to be important to do so.</text:span></text:p>
      <text:p text:style-name="P11"/>
      <text:p text:style-name="P15">For intermediate-sized fields of odd characteristic (roughly 11-97) the 2-dimensional projective grease looks appropriate. <text:s/>Two pivots are chosen and the first two vectors made to be (1,0) and (0,1) on the pivotal columns. <text:s/>These are the &lt;zero&gt; and &lt;infinity&gt; elements of our table<text:span text:style-name="T20"> and are called the "white" vectors. <text:s/>They will ultimately take their place in the final result</text:span>. <text:s/>All further vectors are inspected on these columns. <text:s/>If both values are already zero, there is nothing to be done, and if just one is zero, clearly a multiply-and-add by the appropriate white vector will clear them. <text:s/>Otherwise the two values are &lt;x, <text:span text:style-name="T6">λ</text:span>x&gt;<text:span text:style-name="T20"> with x</text:span><text:span text:style-name="T21">≠</text:span><text:span text:style-name="T20">0</text:span>. <text:s/>If there is already a grey vector with that value of <text:span text:style-name="T6">λ, both entries can be cleared using it. <text:s/>Otherwise the vector becomes the grey vector for that value of λ.</text:span><text:span text:style-name="T7"> <text:s/>Once all the vectors have been dealt with in this way, it remains to clear the pivotal entries in the grey vectors themselves, which can be done using two operations with the white vectors.</text:span><text:span text:style-name="T14"> <text:s/>It clearly can't be done in one!</text:span></text:p>
      <text:p text:style-name="P24"/>
      <text:p text:style-name="P17"><text:span text:style-name="T6">For rather smaller fields of odd characteristic, it may be best to do several "slices" of autogrease at once <text:s text:c="2"/>This makes no difference to the work to be done, but by increasing the size of the working set, the number of passes through the matrix is reduced, and this may be a gain in some circumstances.</text:span><text:span text:style-name="T8"> <text:s/></text:span><text:span text:style-name="T10">But what is the relationship between the slices?</text:span></text:p>
      <text:p text:style-name="P17"><text:span text:style-name="T10"/></text:p>
      <text:p text:style-name="P18"><text:span text:style-name="T6">As each vector is processed, its first two coordinates are inspected, and if their ratio </text:span><text:span text:style-name="T9">λ</text:span><text:span text:style-name="T6"> is new, they are put into the grey list unchanged.</text:span></text:p>
      <text:p text:style-name="P18"><text:span text:style-name="T6"/></text:p>
      <text:p text:style-name="P18"><text:span text:style-name="T6"><text:s text:c="3"/>P <text:s text:c="2"/>* <text:s text:c="2"/>(0)</text:span></text:p>
      <text:p text:style-name="P18"><text:span text:style-name="T6"/></text:p>
      <text:p text:style-name="P18"><text:span text:style-name="T6">If their ratio </text:span><text:span text:style-name="T9">λ</text:span><text:span text:style-name="T6"> is not new, <text:s/>(or if perchance the first two coordinates are already zero, which I will ignore for performance estimates) we </text:span><text:span text:style-name="T14">clear using</text:span><text:span text:style-name="T6"> the </text:span><text:span text:style-name="T14">tabulated </text:span><text:span text:style-name="T6">one with </text:span><text:span text:style-name="T14">that</text:span><text:span text:style-name="T6"> </text:span><text:span text:style-name="T9">λ</text:span><text:span text:style-name="T6"> and inspect the second pair of coordinates. <text:s/>If the ratio is new, this goes into the table . . .</text:span></text:p>
      <text:p text:style-name="P18"><text:span text:style-name="T6"/></text:p>
      <text:p text:style-name="P18"><text:span text:style-name="T6"><text:s text:c="3"/>P <text:s text:c="2"/>* <text:s text:c="2"/>(0)</text:span></text:p>
      <text:p text:style-name="P18"><text:span text:style-name="T6"><text:s text:c="3"/>0 <text:s text:c="2"/>P <text:s text:c="2"/>(1)</text:span></text:p>
      <text:p text:style-name="P18"><text:span text:style-name="T6"/></text:p>
      <text:p text:style-name="P20"><text:span text:style-name="T6">We then proceed to clear out the rest of the table with two operations</text:span></text:p>
      <text:p text:style-name="P20"><text:span text:style-name="T6"/></text:p>
      <text:p text:style-name="P19"><text:span text:style-name="T6"><text:s text:c="3"/>P <text:s text:c="2"/>* <text:s text:c="2"/>(0)</text:span></text:p>
      <text:p text:style-name="P19"><text:span text:style-name="T6"><text:s text:c="3"/>0 <text:s text:c="2"/>P <text:s text:c="2"/>(1)</text:span></text:p>
      <text:p text:style-name="P20"><text:span text:style-name="T6"><text:s text:c="3"/>0 <text:s text:c="2"/>0 <text:s text:c="2"/>(2)</text:span></text:p>
      <text:p text:style-name="P20"><text:span text:style-name="T6"/></text:p>
      <text:p text:style-name="P20"><text:span text:style-name="T6">The next stage is perhaps not entirely obvious. <text:s/>We proceed with the top entries (P *) </text:span><text:span text:style-name="T11">from the </text:span><text:soft-page-break/><text:span text:style-name="T11">bottom upwards</text:span><text:span text:style-name="T6"> to use two white vectors to clear them. <text:s/>If the resulting (0 P) is in the second table, we clear that entry and replace it. <text:s/>This will lead to the following situation. <text:s/>It may be that some of the </text:span><text:span text:style-name="T14">original </text:span><text:span text:style-name="T6">(0 <text:s/>P) entries remain and have only had one operation done, but for each of those there will be a case where a replaced entry (with 2 units of work done) is itself replaced, so there is a (0 <text:s/>0) entry with 3 units of work done. <text:s/>Hence the overall estimate is still correct.</text:span></text:p>
      <text:p text:style-name="P20"><text:span text:style-name="T6"/></text:p>
      <text:p text:style-name="P20"><text:span text:style-name="T6"><text:s text:c="3"/>0 <text:s text:c="2"/>P <text:s text:c="2"/>(2)</text:span></text:p>
      <text:p text:style-name="P20"><text:span text:style-name="T6"><text:s text:c="3"/>0 <text:s text:c="2"/>0 <text:s text:c="2"/>(2)</text:span></text:p>
      <text:p text:style-name="P16"><text:span text:style-name="T10"/></text:p>
      <text:p text:style-name="P20"><text:span text:style-name="T10">F</text:span><text:span text:style-name="T6">inally the (0 <text:s text:c="2"/>P) entries are cleared, using two white vectors. <text:s/>Hence these vectors, and these vectors only, require four operations to clear them.</text:span></text:p>
      <text:p text:style-name="P20"><text:span text:style-name="T6"/></text:p>
      <text:p text:style-name="P20"><text:span text:style-name="T6">For yet smaller fields, we may put an extra phase at the front that stores </text:span><text:span text:style-name="T11">all</text:span><text:span text:style-name="T12"> projective vectors across both slices, thereby clearing some vectors of all pivots in a single operation. <text:s/>The above scheme is then applied only to the grey vectors once this pass has been completed.</text:span><text:span text:style-name="T13"> <text:s/>There are variants where some preprocessing is done, so that some of the work of the second pass is done during the first pass. <text:s/>I will leave these details for the implementation stage.</text:span></text:p>
      <text:p text:style-name="P20"><text:span text:style-name="T13"/></text:p>
      <text:p text:style-name="P26">Section <text:span text:style-name="T22">3</text:span> – <text:span text:style-name="T4">Auto-grease mod 2.</text:span></text:p>
      <text:p text:style-name="P25"/>
      <text:p text:style-name="P23"><text:span text:style-name="T12">The above analysis is applicable to the field of order two, with two differences. <text:s/>The first difference is that an "operation" is always an add, and this is particularly fast in characteristic 2 as it is implemented using vector operations where appropriate. <text:s/>Hence we need to be more careful about cache utilization. <text:s/>The second difference is that yet another phase can be used, since 2</text:span><text:span text:style-name="T23">4</text:span><text:span text:style-name="T24"> is only 16 and we can afford 2</text:span><text:span text:style-name="T23">8</text:span><text:span text:style-name="T24"> entries and do at least a partial grease level 8. <text:s/>This requires a yet closer analysis of how to clear grey vectors at various levels. <text:s text:c="2"/></text:span><text:span text:style-name="T26">TBD</text:span><text:span text:style-name="T28"> both of these investigations are outstanding.</text:span></text:p>
      <text:p text:style-name="P23"><text:span text:style-name="T24"/></text:p>
      <text:p text:style-name="P26">Section <text:span text:style-name="T22">4</text:span> – <text:span text:style-name="T22">Extension fields of characteristic 2.</text:span></text:p>
      <text:p text:style-name="P25"/>
      <text:p text:style-name="P23"><text:span text:style-name="T24">The above analysis is appli</text:span></text:p>
      <text:p text:style-name="P23"><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27T08:56:22.129363286</dc:date>
    <meta:editing-duration>P4DT10H4M37S</meta:editing-duration>
    <meta:editing-cycles>437</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40" meta:word-count="1109" meta:character-count="6279" meta:non-whitespace-character-count="5120"/>
  </office:meta>
</office:document-meta>
</file>